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6" style:family="table">
      <style:table-properties style:width="9.0597in" table:align="margins"/>
    </style:style>
    <style:style style:name="Table6.A" style:family="table-column">
      <style:table-column-properties style:column-width="6.1375in" style:rel-column-width="44399*"/>
    </style:style>
    <style:style style:name="Table6.B" style:family="table-column">
      <style:table-column-properties style:column-width="2.9222in" style:rel-column-width="21136*"/>
    </style:style>
    <style:style style:name="Table6.1" style:family="table-row">
      <style:table-row-properties style:min-row-height="0.0576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9.0597in" table:align="margins"/>
    </style:style>
    <style:style style:name="Table3.A" style:family="table-column">
      <style:table-column-properties style:column-width="6.1375in" style:rel-column-width="44399*"/>
    </style:style>
    <style:style style:name="Table3.B" style:family="table-column">
      <style:table-column-properties style:column-width="2.922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9.0597in" table:align="margins"/>
    </style:style>
    <style:style style:name="Table9.A" style:family="table-column">
      <style:table-column-properties style:column-width="6.1375in" style:rel-column-width="44395*"/>
    </style:style>
    <style:style style:name="Table9.B" style:family="table-column">
      <style:table-column-properties style:column-width="2.9222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2" style:family="table">
      <style:table-properties style:width="9.0597in" table:align="margins"/>
    </style:style>
    <style:style style:name="Table2.A" style:family="table-column">
      <style:table-column-properties style:column-width="6.1375in" style:rel-column-width="44399*"/>
    </style:style>
    <style:style style:name="Table2.B" style:family="table-column">
      <style:table-column-properties style:column-width="2.922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9.0597in" table:align="margins"/>
    </style:style>
    <style:style style:name="Table10.A" style:family="table-column">
      <style:table-column-properties style:column-width="6.1375in" style:rel-column-width="44399*"/>
    </style:style>
    <style:style style:name="Table10.B" style:family="table-column">
      <style:table-column-properties style:column-width="2.922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9.0597in" table:align="margins"/>
    </style:style>
    <style:style style:name="Table4.A" style:family="table-column">
      <style:table-column-properties style:column-width="6.1375in" style:rel-column-width="44399*"/>
    </style:style>
    <style:style style:name="Table4.B" style:family="table-column">
      <style:table-column-properties style:column-width="2.922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8" style:family="table">
      <style:table-properties style:width="9.0597in" table:align="margins"/>
    </style:style>
    <style:style style:name="Table8.A" style:family="table-column">
      <style:table-column-properties style:column-width="6.1375in" style:rel-column-width="44399*"/>
    </style:style>
    <style:style style:name="Table8.B" style:family="table-column">
      <style:table-column-properties style:column-width="2.922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9.0597in" table:align="margins"/>
    </style:style>
    <style:style style:name="Table7.A" style:family="table-column">
      <style:table-column-properties style:column-width="6.1375in" style:rel-column-width="44399*"/>
    </style:style>
    <style:style style:name="Table7.B" style:family="table-column">
      <style:table-column-properties style:column-width="2.9222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9.0597in" table:align="margins"/>
    </style:style>
    <style:style style:name="Table1.A" style:family="table-column">
      <style:table-column-properties style:column-width="6.1375in" style:rel-column-width="44399*"/>
    </style:style>
    <style:style style:name="Table1.B" style:family="table-column">
      <style:table-column-properties style:column-width="2.9222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itle">
      <style:paragraph-properties fo:margin-top="0.0602in" fo:margin-bottom="0.0008in" style:contextual-spacing="false" fo:line-height="100%" fo:text-align="center" style:justify-single-word="false"/>
      <style:text-properties style:font-name="Segoe UI" fo:language="fr" fo:country="FR" officeooo:paragraph-rsid="002b2f70"/>
    </style:style>
    <style:style style:name="P2" style:family="paragraph" style:parent-style-name="Subtitle">
      <style:paragraph-properties fo:line-height="100%" fo:text-align="center" style:justify-single-word="false"/>
      <style:text-properties style:font-name="Segoe UI" fo:language="fr" fo:country="FR" officeooo:rsid="003f18cf" officeooo:paragraph-rsid="003f18cf"/>
    </style:style>
    <style:style style:name="P3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Segoe UI" fo:font-size="12pt" fo:language="fr" fo:country="FR" officeooo:paragraph-rsid="002c61be" style:font-size-asian="12pt" style:font-size-complex="12p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2c61be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6" style:family="paragraph" style:parent-style-name="Text_20_body">
      <style:paragraph-properties fo:line-height="100%" fo:text-align="start" style:justify-single-word="false"/>
      <style:text-properties officeooo:paragraph-rsid="0061d441"/>
    </style:style>
    <style:style style:name="P7" style:family="paragraph" style:parent-style-name="Heading_20_1">
      <style:text-properties style:font-name="Segoe UI" fo:language="fr" fo:country="FR" officeooo:rsid="003f18cf" officeooo:paragraph-rsid="003f18cf"/>
    </style:style>
    <style:style style:name="P8" style:family="paragraph" style:parent-style-name="Text_20_body">
      <style:paragraph-properties fo:line-height="100%"/>
      <style:text-properties style:font-name="Segoe UI" fo:language="fr" fo:country="FR" officeooo:paragraph-rsid="00328b98"/>
    </style:style>
    <style:style style:name="P9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28b98"/>
    </style:style>
    <style:style style:name="P10" style:family="paragraph" style:parent-style-name="Text_20_body">
      <style:paragraph-properties fo:line-height="100%"/>
      <style:text-properties style:font-name="Segoe UI" fo:language="fr" fo:country="FR" officeooo:paragraph-rsid="002b2f70"/>
    </style:style>
    <style:style style:name="P11" style:family="paragraph" style:parent-style-name="Text_20_body">
      <style:paragraph-properties fo:line-height="100%"/>
      <style:text-properties style:font-name="Segoe UI" fo:language="fr" fo:country="FR" officeooo:paragraph-rsid="0049aaf3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Segoe UI" fo:language="fr" fo:country="FR" officeooo:rsid="003f18cf" officeooo:paragraph-rsid="0049aaf3"/>
    </style:style>
    <style:style style:name="P1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49aaf3" style:font-size-asian="12pt" style:font-style-asian="italic" style:font-size-complex="12pt" style:font-style-complex="italic"/>
    </style:style>
    <style:style style:name="P14" style:family="paragraph" style:parent-style-name="Heading_20_1">
      <style:text-properties style:font-name="Segoe UI" fo:language="fr" fo:country="FR" officeooo:rsid="0031fed5" officeooo:paragraph-rsid="005aa6b7"/>
    </style:style>
    <style:style style:name="P15" style:family="paragraph" style:parent-style-name="Text_20_body">
      <style:paragraph-properties fo:line-height="100%"/>
      <style:text-properties style:font-name="Segoe UI" fo:language="fr" fo:country="FR" fo:font-weight="bold" officeooo:rsid="005aa6b7" officeooo:paragraph-rsid="005aa6b7" style:font-weight-asian="bold" style:font-weight-complex="bold"/>
    </style:style>
    <style:style style:name="P16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rsid="001f0c54" officeooo:paragraph-rsid="005aa6b7" style:font-size-asian="12pt" style:font-style-asian="italic" style:font-size-complex="12pt" style:font-style-complex="italic"/>
    </style:style>
    <style:style style:name="P17" style:family="paragraph" style:parent-style-name="Text_20_body">
      <style:text-properties style:font-name="Segoe UI" fo:language="fr" fo:country="FR" officeooo:rsid="005aa6b7" officeooo:paragraph-rsid="005aa6b7"/>
    </style:style>
    <style:style style:name="P18" style:family="paragraph" style:parent-style-name="Text_20_body">
      <style:text-properties style:font-name="Segoe UI" fo:language="fr" fo:country="FR" officeooo:paragraph-rsid="005aa6b7"/>
    </style:style>
    <style:style style:name="P19" style:family="paragraph" style:parent-style-name="Text_20_body">
      <style:paragraph-properties fo:line-height="100%"/>
      <style:text-properties style:font-name="Segoe UI" fo:language="fr" fo:country="FR" fo:font-weight="bold" officeooo:rsid="00533f84" officeooo:paragraph-rsid="00533f84" style:font-weight-asian="bold" style:font-weight-complex="bold"/>
    </style:style>
    <style:style style:name="P2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533f84" style:font-size-asian="12pt" style:font-style-asian="italic" style:font-size-complex="12pt" style:font-style-complex="italic"/>
    </style:style>
    <style:style style:name="P21" style:family="paragraph" style:parent-style-name="Text_20_body">
      <style:paragraph-properties fo:line-height="100%"/>
      <style:text-properties style:font-name="Segoe UI" fo:language="fr" fo:country="FR" officeooo:rsid="00533f84" officeooo:paragraph-rsid="00533f84"/>
    </style:style>
    <style:style style:name="P22" style:family="paragraph" style:parent-style-name="Text_20_body">
      <style:text-properties style:font-name="Segoe UI" fo:language="en" fo:country="US" officeooo:rsid="005915ac" officeooo:paragraph-rsid="005f5030"/>
    </style:style>
    <style:style style:name="P23" style:family="paragraph" style:parent-style-name="Text_20_body">
      <style:paragraph-properties fo:line-height="100%"/>
      <style:text-properties style:font-name="Segoe UI" fo:language="en" fo:country="US" fo:font-weight="bold" officeooo:rsid="00663d52" officeooo:paragraph-rsid="005f5030" style:font-weight-asian="bold" style:font-weight-complex="bold"/>
    </style:style>
    <style:style style:name="P2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5f5030" style:font-size-asian="12pt" style:font-style-asian="italic" style:font-size-complex="12pt" style:font-style-complex="italic"/>
    </style:style>
    <style:style style:name="P25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5f5030" officeooo:paragraph-rsid="005f5030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5f5030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line-height="100%"/>
      <style:text-properties style:font-name="Segoe UI" fo:language="fr" fo:country="FR" fo:font-weight="bold" officeooo:rsid="002e4d58" officeooo:paragraph-rsid="00328b98" style:font-weight-asian="bold" style:font-weight-complex="bold"/>
    </style:style>
    <style:style style:name="P28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328b98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line-height="100%"/>
      <style:text-properties style:font-name="Segoe UI" fo:language="fr" fo:country="FR" officeooo:paragraph-rsid="004cbd53"/>
    </style:style>
    <style:style style:name="P30" style:family="paragraph" style:parent-style-name="Text_20_body">
      <style:paragraph-properties fo:line-height="100%"/>
      <style:text-properties style:font-name="Segoe UI" fo:language="fr" fo:country="FR" officeooo:paragraph-rsid="00533f84"/>
    </style:style>
    <style:style style:name="P31" style:family="paragraph" style:parent-style-name="Heading_20_1">
      <style:paragraph-properties fo:line-height="100%"/>
      <style:text-properties style:font-name="Segoe UI" fo:language="fr" fo:country="FR" officeooo:rsid="003f18cf" officeooo:paragraph-rsid="003f18cf"/>
    </style:style>
    <style:style style:name="P32" style:family="paragraph" style:parent-style-name="Text_20_body">
      <style:paragraph-properties fo:line-height="100%"/>
      <style:text-properties style:font-name="Segoe UI" fo:language="fr" fo:country="FR" officeooo:paragraph-rsid="00351361"/>
    </style:style>
    <style:style style:name="P33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51361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507cf5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507cf5"/>
    </style:style>
    <style:style style:name="P37" style:family="paragraph" style:parent-style-name="Text_20_body">
      <style:paragraph-properties fo:line-height="100%"/>
      <style:text-properties style:font-name="Segoe UI" fo:language="fr" fo:country="FR" officeooo:paragraph-rsid="005f5030"/>
    </style:style>
    <style:style style:name="P38" style:family="paragraph" style:parent-style-name="Text_20_body">
      <style:paragraph-properties fo:line-height="100%"/>
      <style:text-properties style:font-name="Segoe UI" fo:language="en" fo:country="US" officeooo:paragraph-rsid="005f5030"/>
    </style:style>
    <style:style style:name="P39" style:family="paragraph" style:parent-style-name="Text_20_body">
      <style:paragraph-properties fo:line-height="100%"/>
      <style:text-properties style:font-name="Segoe UI" fo:language="fr" fo:country="FR" officeooo:rsid="003f18cf" officeooo:paragraph-rsid="003f18cf"/>
    </style:style>
    <style:style style:name="P40" style:family="paragraph" style:parent-style-name="Heading_20_2">
      <style:paragraph-properties fo:margin-top="0.0217in" fo:margin-bottom="0in" style:contextual-spacing="false" fo:line-height="100%"/>
      <style:text-properties officeooo:paragraph-rsid="002c61b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font-size="12pt" fo:language="fr" fo:country="FR" style:text-underline-style="none" style:font-size-asian="12pt" style:font-size-complex="12pt"/>
    </style:style>
    <style:style style:name="T4" style:family="text">
      <style:text-properties style:font-name="Segoe UI" fo:font-size="12pt" fo:language="fr" fo:country="FR" style:text-underline-style="none" officeooo:rsid="005f9ab4" style:font-size-asian="12pt" style:font-size-complex="12pt"/>
    </style:style>
    <style:style style:name="T5" style:family="text">
      <style:text-properties style:font-name="Segoe UI" fo:font-size="12pt" fo:language="fr" fo:country="FR" style:text-underline-style="none" officeooo:rsid="0061d441" style:font-size-asian="12pt" style:font-size-complex="12pt"/>
    </style:style>
    <style:style style:name="T6" style:family="text">
      <style:text-properties style:font-name="Segoe UI" fo:font-size="12pt" fo:language="fr" fo:country="FR" style:text-underline-style="none" officeooo:rsid="00611d61" style:font-size-asian="12pt" style:font-size-complex="12pt"/>
    </style:style>
    <style:style style:name="T7" style:family="text">
      <style:text-properties fo:font-weight="bold" officeooo:rsid="003d250e" style:font-weight-asian="bold" style:font-weight-complex="bold"/>
    </style:style>
    <style:style style:name="T8" style:family="text">
      <style:text-properties fo:font-weight="bold" officeooo:rsid="003f18cf" style:font-weight-asian="bold" style:font-weight-complex="bold"/>
    </style:style>
    <style:style style:name="T9" style:family="text">
      <style:text-properties fo:font-weight="bold" officeooo:rsid="002a7ede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808080" loext:opacity="100%" fo:font-size="12pt" fo:font-style="italic" officeooo:rsid="00525f52" style:font-size-asian="12pt" style:font-style-asian="italic" style:font-size-complex="12pt" style:font-style-complex="italic"/>
    </style:style>
    <style:style style:name="T12" style:family="text">
      <style:text-properties fo:color="#808080" loext:opacity="100%" fo:font-size="12pt" fo:font-style="italic" officeooo:rsid="003d250e" style:font-size-asian="12pt" style:font-style-asian="italic" style:font-size-complex="12pt" style:font-style-complex="italic"/>
    </style:style>
    <style:style style:name="T13" style:family="text">
      <style:text-properties fo:color="#808080" loext:opacity="100%" fo:font-size="12pt" fo:font-style="italic" officeooo:rsid="002a7ede" style:font-size-asian="12pt" style:font-style-asian="italic" style:font-size-complex="12pt" style:font-style-complex="italic"/>
    </style:style>
    <style:style style:name="T14" style:family="text"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808080" loext:opacity="100%" fo:font-size="12pt" fo:font-style="italic" officeooo:rsid="00533f84" style:font-size-asian="12pt" style:font-style-asian="italic" style:font-size-complex="12pt" style:font-style-complex="italic"/>
    </style:style>
    <style:style style:name="T16" style:family="text">
      <style:text-properties officeooo:rsid="003d250e"/>
    </style:style>
    <style:style style:name="T17" style:family="text">
      <style:text-properties officeooo:rsid="0043464b"/>
    </style:style>
    <style:style style:name="T18" style:family="text">
      <style:text-properties officeooo:rsid="0041a38a"/>
    </style:style>
    <style:style style:name="T19" style:family="text">
      <style:text-properties officeooo:rsid="0042052e"/>
    </style:style>
    <style:style style:name="T20" style:family="text">
      <style:text-properties officeooo:rsid="005787f1"/>
    </style:style>
    <style:style style:name="T21" style:family="text">
      <style:text-properties officeooo:rsid="0045d99b"/>
    </style:style>
    <style:style style:name="T22" style:family="text">
      <style:text-properties officeooo:rsid="0049c3ed"/>
    </style:style>
    <style:style style:name="T23" style:family="text">
      <style:text-properties officeooo:rsid="00525f52"/>
    </style:style>
    <style:style style:name="T24" style:family="text">
      <style:text-properties officeooo:rsid="00494b1f"/>
    </style:style>
    <style:style style:name="T25" style:family="text">
      <style:text-properties officeooo:rsid="004ad6e5"/>
    </style:style>
    <style:style style:name="T26" style:family="text">
      <style:text-properties officeooo:rsid="00507cf5"/>
    </style:style>
    <style:style style:name="T27" style:family="text">
      <style:text-properties style:font-name="Segoe UI" fo:language="fr" fo:country="FR" officeooo:rsid="0031fed5"/>
    </style:style>
    <style:style style:name="T28" style:family="text">
      <style:text-properties officeooo:rsid="005aa6b7"/>
    </style:style>
    <style:style style:name="T29" style:family="text">
      <style:text-properties officeooo:rsid="005d7836"/>
    </style:style>
    <style:style style:name="T30" style:family="text">
      <style:text-properties officeooo:rsid="005b9277"/>
    </style:style>
    <style:style style:name="T31" style:family="text">
      <style:text-properties officeooo:rsid="00569bcb"/>
    </style:style>
    <style:style style:name="T32" style:family="text">
      <style:text-properties fo:color="#000000" loext:opacity="100%" fo:font-size="12pt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loext:opacity="100%" fo:font-size="12pt" fo:font-style="normal" fo:font-weight="normal" officeooo:rsid="00544c0c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loext:opacity="100%" fo:font-size="12pt" fo:font-style="normal" fo:font-weight="normal" officeooo:rsid="00588f07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loext:opacity="100%" fo:font-size="12pt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loext:opacity="100%" fo:font-size="12pt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loext:opacity="100%" fo:font-size="12pt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loext:opacity="100%" fo:font-size="12pt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loext:opacity="100%" style:font-name="Segoe UI" fo:font-size="12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officeooo:rsid="00533f84"/>
    </style:style>
    <style:style style:name="T42" style:family="text">
      <style:text-properties fo:font-weight="bold" officeooo:rsid="0035937d" style:font-weight-asian="bold" style:font-weight-complex="bold"/>
    </style:style>
    <style:style style:name="T43" style:family="text">
      <style:text-properties officeooo:rsid="002a7ede"/>
    </style:style>
    <style:style style:name="T44" style:family="text">
      <style:text-properties fo:color="#808080" loext:opacity="100%" fo:font-size="12pt" fo:font-style="italic" officeooo:rsid="00507cf5" style:font-size-asian="12pt" style:font-style-asian="italic" style:font-size-complex="12pt" style:font-style-complex="italic"/>
    </style:style>
    <style:style style:name="T45" style:family="text">
      <style:text-properties officeooo:rsid="00255948"/>
    </style:style>
    <style:style style:name="T46" style:family="text">
      <style:text-properties officeooo:rsid="005f9ab4"/>
    </style:style>
    <style:style style:name="T47" style:family="text">
      <style:text-properties officeooo:rsid="00663d52"/>
    </style:style>
    <style:style style:name="T48" style:family="text">
      <style:text-properties style:font-name="Segoe UI" fo:font-size="12pt" fo:language="fr" fo:country="FR" style:font-size-asian="10.5pt" style:font-size-complex="12pt"/>
    </style:style>
    <style:style style:name="T49" style:family="text">
      <style:text-properties style:font-name="Segoe UI" fo:language="fr" fo:country="FR"/>
    </style:style>
    <style:style style:name="T50" style:family="text">
      <style:text-properties style:font-name="Segoe UI" fo:font-size="12pt" fo:language="fr" fo:country="FR" style:text-underline-style="none" fo:font-weight="normal" style:font-size-asian="10.5pt" style:font-weight-asian="normal" style:font-size-complex="12pt" style:font-weight-complex="normal"/>
    </style:style>
    <style:style style:name="T51" style:family="text">
      <style:text-properties style:font-name="Segoe UI" fo:font-size="13pt" fo:language="fr" fo:country="FR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<text:span text:style-name="T1">é</text:span>fan OUMANSOUR</text:p>
      <text:p text:style-name="P2">Développeur</text:p>
      <text:p text:style-name="P3">Lyon, France</text:p>
      <text:p text:style-name="P3"><text:span text:style-name="T2">+33 </text:span>6 95 64 26 91</text:p>
      <text:p text:style-name="P4"><text:a xlink:type="simple" xlink:href="mailto:oumansour.stefan@gmail.com" text:style-name="Internet_20_link" text:visited-style-name="Visited_20_Internet_20_Link"><text:span text:style-name="T3">oumansour.stefan@gmail.com</text:span></text:a></text:p>
      <text:p text:style-name="P5"/>
      <text:p text:style-name="P5"/>
      <text:p text:style-name="P6"><text:span text:style-name="T4">Je suis un développeur passionné </text:span><text:span text:style-name="T5">et méticuleux </text:span><text:span text:style-name="T4">de 2</text:span><text:span text:style-name="T5">3 ans</text:span><text:span text:style-name="T4">. J’ai travaillé sur différents projets, principalement en rapport avec les jeux vidéos, le dernier en date étant un moteur de jeu en Vulkan. </text:span><text:span text:style-name="T6">Je suis quelqu’un d’enthousiaste et de curieux, qui aime apprendre de nouvelles choses et travailler sur des projets intéressants avec des gens intéressants.</text:span></text:p>
      <text:h text:style-name="P7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<text:span text:style-name="T7">Développeur </text:span><text:span text:style-name="T8">de jeu vidéo</text:span><text:span text:style-name="T7">,</text:span><text:span text:style-name="T9"> </text:span><text:span text:style-name="T10">Fomenko</text:span></text:p>
          </table:table-cell>
          <table:table-cell table:style-name="Table6.A1" office:value-type="string">
            <text:p text:style-name="P9"><text:span text:style-name="T11">M</text:span><text:span text:style-name="T12">ars</text:span><text:span text:style-name="T13"> </text:span><text:span text:style-name="T14">2024 – </text:span><text:span text:style-name="T15">J</text:span><text:span text:style-name="T12">uillet</text:span><text:span text:style-name="T13"> </text:span><text:span text:style-name="T14">2025</text:span></text:p>
          </table:table-cell>
        </table:table-row>
      </table:table>
      <text:p text:style-name="P10"><text:span text:style-name="T16">Développement d’un jeu vidéo, moteur de rendu et </text:span><text:span text:style-name="T17">é</text:span><text:span text:style-name="T16">diteur en Jai, OpenGL et Metal chez Fomenko</text:span>. <text:span text:style-name="T18">Implémentation de</text:span><text:span text:style-name="T19"> </text:span><text:span text:style-name="T18">shadow maps en cascade, SSAO, </text:span><text:span text:style-name="T19">système de matériaux, </text:span><text:span text:style-name="T20">API d’</text:span><text:span text:style-name="T19">abstraction graphique, </text:span><text:span text:style-name="T21">framework d’UI, </text:span><text:span text:style-name="T22">outils de développement divers pour artistes</text:span><text:span text:style-name="T19">.</text:span></text:p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<text:span text:style-name="T9">L</text:span><text:span text:style-name="T10">ogiciel de visualisation d’animation 3D</text:span></text:p>
          </table:table-cell>
          <table:table-cell table:style-name="Table3.A1" office:value-type="string">
            <text:p text:style-name="P13"><text:span text:style-name="T23">Mai </text:span>2022</text:p>
          </table:table-cell>
        </table:table-row>
      </table:table>
      <text:p text:style-name="P12">Développement d’un logiciel de d<text:span text:style-name="T24">é</text:span>mo <text:span text:style-name="T25">avec OpenGL </text:span>pour le langage de programmation Jai. <text:span text:style-name="T26">Ce logiciel est fourni avec le compilateur Jai, qui est un langage pensé pour le jeu vidéo développé par Jonathan Blow, le créateur des jeux vidéos The Witness et Braid.</text:span></text:p>
      <text:h text:style-name="P14" text:outline-level="1">PROJETS<text:span text:style-name="T27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>Vk-Engine</text:p>
          </table:table-cell>
          <table:table-cell table:style-name="Table9.A1" office:value-type="string">
            <text:p text:style-name="P16">202<text:span text:style-name="T28">4 - </text:span><text:span text:style-name="T29">présent</text:span></text:p>
          </table:table-cell>
        </table:table-row>
      </table:table>
      <text:p text:style-name="P17">Moteur de jeu en Jai et Vulkan. J’ai initialement commencé à travailler sur ce projet début 2024. <text:span text:style-name="T30">D</text:span>epuis je l’ai réécrit pour utiliser l’API graphique Vulkan, et ai retravaillé les différentes parties du moteur comme le <text:span text:style-name="T30">moteur de rendu, le </text:span>système d’entité<text:span text:style-name="T30">s</text:span>, le système d’assets et l’éditeur. <text:span text:style-name="T30">Je compte prochainement travailler sur les animations et le moteur physique.</text:span></text:p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Gizmo</text:p>
          </table:table-cell>
          <table:table-cell table:style-name="Table2.A1" office:value-type="string">
            <text:p text:style-name="P20">202<text:span text:style-name="T31">4</text:span></text:p>
          </table:table-cell>
        </table:table-row>
      </table:table>
      <text:p text:style-name="P21"><text:span text:style-name="T32">L</text:span><text:span text:style-name="T33">ibrairie d</text:span><text:span text:style-name="T34">’édit</text:span><text:span text:style-name="T35">ion </text:span><text:span text:style-name="T34">de transformations 3D.</text:span></text:p>
      <text:p text:style-name="P2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3">ft_transcendance</text:p>
          </table:table-cell>
          <table:table-cell table:style-name="Table10.A1" office:value-type="string">
            <text:p text:style-name="P24">2023</text:p>
          </table:table-cell>
        </table:table-row>
      </table:table>
      <text:p text:style-name="P25">Projet de groupe (école 42). Implémentation d’un jeu pong et d’un chat en ligne avec VueJS et NestJS en Typescript.</text:p>
      <text:p text:style-name="P2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Cubed</text:p>
          </table:table-cell>
          <table:table-cell table:style-name="Table4.A1" office:value-type="string">
            <text:p text:style-name="P28">2023</text:p>
          </table:table-cell>
        </table:table-row>
      </table:table>
      <text:p text:style-name="P29"><text:span text:style-name="T36">Recréation du jeu vidéo </text:span><text:span text:style-name="T37">Minecraft </text:span><text:span text:style-name="T36">en </text:span><text:span text:style-name="T38">Jai </text:span><text:span text:style-name="T36">avec </text:span><text:span text:style-name="T37">OpenGL. </text:span><text:span text:style-name="T32">Projet non fini dans lequel j’ai implémenté une génération de terrain basée sur le même fonctionnement du jeu original, </text:span><text:span text:style-name="T39">et divers outils avec la librairie ImGui</text:span><text:span text:style-name="T32">.</text:span></text:p>
      <text:p text:style-name="P30"><text:span text:style-name="T40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Linalg</text:p>
          </table:table-cell>
          <table:table-cell table:style-name="Table8.A1" office:value-type="string">
            <text:p text:style-name="P20">202<text:span text:style-name="T41">2</text:span></text:p>
          </table:table-cell>
        </table:table-row>
      </table:table>
      <text:p text:style-name="P21"><text:span text:style-name="T32">L</text:span><text:span text:style-name="T33">ibrairie d’algèbre linéaire pour le jeu vidéo.</text:span></text:p>
      <text:h text:style-name="P31" text:outline-level="1" text:is-list-header="true">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2"><text:span text:style-name="T8">École 42 </text:span><text:span text:style-name="T9">Lyon, </text:span><text:span text:style-name="T42">France</text:span></text:p>
          </table:table-cell>
          <table:table-cell table:style-name="Table7.A1" office:value-type="string">
            <text:p text:style-name="P33"><text:span text:style-name="T43"><text:s/></text:span><text:span text:style-name="T14">2021 - 2026</text:span></text:p>
          </table:table-cell>
        </table:table-row>
      </table:table>
      <text:p text:style-name="P34">Expert en architecture informatiqu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<text:span text:style-name="T42">L</text:span><text:span text:style-name="T10">ycée Colbert, Tourcoing, France</text:span></text:p>
          </table:table-cell>
          <table:table-cell table:style-name="Table1.A1" office:value-type="string">
            <text:p text:style-name="P36"><text:span text:style-name="T43"><text:s/></text:span><text:span text:style-name="T14">2</text:span><text:span text:style-name="T44">018 - 2020</text:span></text:p>
          </table:table-cell>
        </table:table-row>
      </table:table>
      <text:p text:style-name="P35">Bac S option Sciences de l’Ingénieur mention très bien</text:p>
      <text:h text:style-name="P31" text:outline-level="1">COMPÉTENCES</text:h>
      <text:p text:style-name="P37">C++, C#, <text:span text:style-name="T45">C, </text:span><text:span text:style-name="T46">Jai, </text:span>Assembl<text:span text:style-name="T1">eur</text:span>, Python, Typescript, Javascript</text:p>
      <text:p text:style-name="P38"><text:span text:style-name="T47">Vulkan, DirectX 12, OpenGL, Metal, </text:span>Unity, Unreal, Git</text:p>
      <text:p text:style-name="P39">Français, Anglais</text:p>
      <text:h text:style-name="P31" text:outline-level="1">LIENS</text:h>
      <text:h text:style-name="P40" text:outline-level="2"><text:span text:style-name="T48">GitHub</text:span><text:span text:style-name="T49"><text:tab/></text:span><text:a xlink:type="simple" xlink:href="https://github.com/ostef" text:style-name="Internet_20_link" text:visited-style-name="Visited_20_Internet_20_Link"><text:span text:style-name="T50">https://github.com/ostef</text:span></text:a></text:h>
      <text:h text:style-name="P40" text:outline-level="2"><text:span text:style-name="T48">Portfolio</text:span><text:span text:style-name="T49"><text:tab/></text:span><text:a xlink:type="simple" xlink:href="https://ostef.github.io/" text:style-name="Internet_20_link" text:visited-style-name="Visited_20_Internet_20_Link"><text:span text:style-name="T50">https://ostef.github.io/</text:span></text:a><text:span text:style-name="T49"> </text:span></text:h>
      <text:h text:style-name="P40" text:outline-level="2"><text:span text:style-name="T51">Linkedin</text:span><text:span text:style-name="T49"><text:tab/></text:span><text:a xlink:type="simple" xlink:href="https://www.linkedin.com/in/stefan-oumansour/" text:style-name="Internet_20_link" text:visited-style-name="Visited_20_Internet_20_Link"><text:span text:style-name="T50">https://www.linkedin.com/in/stefan-oumansour/</text:span></text:a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0in" fo:page-height="15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20:31:47.014035026</meta:creation-date>
    <dc:date>2025-09-20T22:07:46.883398400</dc:date>
    <meta:editing-duration>PT6H33M11S</meta:editing-duration>
    <meta:editing-cycles>65</meta:editing-cycles>
    <meta:generator>LibreOffice/25.8.1.1$Windows_X86_64 LibreOffice_project/54047653041915e595ad4e45cccea684809c77b5</meta:generator>
    <meta:print-date>2025-09-04T01:11:16.466394800</meta:print-date>
    <meta:printed-by>PDF files</meta:printed-by>
    <meta:document-statistic meta:table-count="9" meta:image-count="0" meta:object-count="0" meta:page-count="1" meta:paragraph-count="44" meta:word-count="358" meta:character-count="2386" meta:non-whitespace-character-count="2068"/>
  </office:meta>
</office:document-meta>
</file>